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80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0201in" svg:y="0.0394in">
            <draw:object draw:notify-on-update-of-ranges="Sheet1.B27:Sheet1.F27 Sheet1.A22:Sheet1.A22 Sheet1.B22:Sheet1.F22 Sheet1.B25:Sheet1.F25 Sheet1.B25:Sheet1.F25 Sheet1.A23:Sheet1.A23 Sheet1.B23:Sheet1.F23 Sheet1.B25:Sheet1.F25 Sheet1.B25:Sheet1.F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gcc bootstrap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gcc nonbootstrap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gi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linux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JSO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erial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erial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erial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erial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erial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/>
          <table:table-cell table:formula="of:=26*60 + 31" office:value-type="float" office:value="1591" calcext:value-type="float">
            <text:p>1591</text:p>
          </table:table-cell>
          <table:table-cell table:formula="of:=21*60+14" office:value-type="float" office:value="1274" calcext:value-type="float">
            <text:p>1274</text:p>
          </table:table-cell>
          <table:table-cell table:formula="of:=22*60 + 39" office:value-type="float" office:value="1359" calcext:value-type="float">
            <text:p>1359</text:p>
          </table:table-cell>
          <table:table-cell table:formula="of:=10*60 + 23" office:value-type="float" office:value="623" calcext:value-type="float">
            <text:p>623</text:p>
          </table:table-cell>
          <table:table-cell table:formula="of:=7*60+46" office:value-type="float" office:value="466" calcext:value-type="float">
            <text:p>466</text:p>
          </table:table-cell>
          <table:table-cell table:formula="of:=8*60 + 1" office:value-type="float" office:value="481" calcext:value-type="float">
            <text:p>481</text:p>
          </table:table-cell>
          <table:table-cell office:value-type="float" office:value="8.063" calcext:value-type="float">
            <text:p>8.063</text:p>
          </table:table-cell>
          <table:table-cell office:value-type="float" office:value="7.387" calcext:value-type="float">
            <text:p>7.387</text:p>
          </table:table-cell>
          <table:table-cell office:value-type="float" office:value="8.099" calcext:value-type="float">
            <text:p>8.099</text:p>
          </table:table-cell>
          <table:table-cell table:formula="of:=7*60+2" office:value-type="float" office:value="422" calcext:value-type="float">
            <text:p>422</text:p>
          </table:table-cell>
          <table:table-cell table:formula="of:=7*60+1" office:value-type="float" office:value="421" calcext:value-type="float">
            <text:p>421</text:p>
          </table:table-cell>
          <table:table-cell table:formula="of:=7*60+2" office:value-type="float" office:value="422" calcext:value-type="float">
            <text:p>422</text:p>
          </table:table-cell>
          <table:table-cell office:value-type="float" office:value="23.802" calcext:value-type="float">
            <text:p>23.802</text:p>
          </table:table-cell>
          <table:table-cell office:value-type="float" office:value="23.455" calcext:value-type="float">
            <text:p>23.455</text:p>
          </table:table-cell>
          <table:table-cell office:value-type="float" office:value="23.875" calcext:value-type="float">
            <text:p>23.875</text:p>
          </table:table-cell>
        </table:table-row>
        <table:table-row table:style-name="ro1">
          <table:table-cell/>
          <table:table-cell table:formula="of:=26*60+34" office:value-type="float" office:value="1594" calcext:value-type="float">
            <text:p>1594</text:p>
          </table:table-cell>
          <table:table-cell table:formula="of:=21*60+19" office:value-type="float" office:value="1279" calcext:value-type="float">
            <text:p>1279</text:p>
          </table:table-cell>
          <table:table-cell table:formula="of:=22*60 + 32" office:value-type="float" office:value="1352" calcext:value-type="float">
            <text:p>1352</text:p>
          </table:table-cell>
          <table:table-cell table:formula="of:=10*60 + 23" office:value-type="float" office:value="623" calcext:value-type="float">
            <text:p>623</text:p>
          </table:table-cell>
          <table:table-cell table:formula="of:=7*60 + 45" office:value-type="float" office:value="465" calcext:value-type="float">
            <text:p>465</text:p>
          </table:table-cell>
          <table:table-cell table:formula="of:=8*60+3" office:value-type="float" office:value="483" calcext:value-type="float">
            <text:p>483</text:p>
          </table:table-cell>
          <table:table-cell office:value-type="float" office:value="8.976" calcext:value-type="float">
            <text:p>8.976</text:p>
          </table:table-cell>
          <table:table-cell office:value-type="float" office:value="7.402" calcext:value-type="float">
            <text:p>7.402</text:p>
          </table:table-cell>
          <table:table-cell office:value-type="float" office:value="8.928" calcext:value-type="float">
            <text:p>8.928</text:p>
          </table:table-cell>
          <table:table-cell table:formula="of:=7*60+2" office:value-type="float" office:value="422" calcext:value-type="float">
            <text:p>422</text:p>
          </table:table-cell>
          <table:table-cell table:formula="of:=7*60+1" office:value-type="float" office:value="421" calcext:value-type="float">
            <text:p>421</text:p>
          </table:table-cell>
          <table:table-cell table:formula="of:=7*60+0" office:value-type="float" office:value="420" calcext:value-type="float">
            <text:p>420</text:p>
          </table:table-cell>
          <table:table-cell office:value-type="float" office:value="24.15" calcext:value-type="float">
            <text:p>24.15</text:p>
          </table:table-cell>
          <table:table-cell office:value-type="float" office:value="23.987" calcext:value-type="float">
            <text:p>23.987</text:p>
          </table:table-cell>
          <table:table-cell office:value-type="float" office:value="23.745" calcext:value-type="float">
            <text:p>23.745</text:p>
          </table:table-cell>
        </table:table-row>
        <table:table-row table:style-name="ro1">
          <table:table-cell/>
          <table:table-cell table:formula="of:=26*60+37" office:value-type="float" office:value="1597" calcext:value-type="float">
            <text:p>1597</text:p>
          </table:table-cell>
          <table:table-cell table:formula="of:=21*60+16" office:value-type="float" office:value="1276" calcext:value-type="float">
            <text:p>1276</text:p>
          </table:table-cell>
          <table:table-cell table:formula="of:=22*60+36" office:value-type="float" office:value="1356" calcext:value-type="float">
            <text:p>1356</text:p>
          </table:table-cell>
          <table:table-cell table:formula="of:= 10*60 + 23" office:value-type="float" office:value="623" calcext:value-type="float">
            <text:p>623</text:p>
          </table:table-cell>
          <table:table-cell table:formula="of:=7*60 + 47" office:value-type="float" office:value="467" calcext:value-type="float">
            <text:p>467</text:p>
          </table:table-cell>
          <table:table-cell table:formula="of:=8*60+4" office:value-type="float" office:value="484" calcext:value-type="float">
            <text:p>484</text:p>
          </table:table-cell>
          <table:table-cell office:value-type="float" office:value="7.991" calcext:value-type="float">
            <text:p>7.991</text:p>
          </table:table-cell>
          <table:table-cell office:value-type="float" office:value="7.399" calcext:value-type="float">
            <text:p>7.399</text:p>
          </table:table-cell>
          <table:table-cell office:value-type="float" office:value="9.016" calcext:value-type="float">
            <text:p>9.016</text:p>
          </table:table-cell>
          <table:table-cell table:formula="of:=7*60+2" office:value-type="float" office:value="422" calcext:value-type="float">
            <text:p>422</text:p>
          </table:table-cell>
          <table:table-cell table:formula="of:=7*60+3" office:value-type="float" office:value="423" calcext:value-type="float">
            <text:p>423</text:p>
          </table:table-cell>
          <table:table-cell table:formula="of:=7*60+2" office:value-type="float" office:value="422" calcext:value-type="float">
            <text:p>422</text:p>
          </table:table-cell>
          <table:table-cell office:value-type="float" office:value="23.785" calcext:value-type="float">
            <text:p>23.785</text:p>
          </table:table-cell>
          <table:table-cell office:value-type="float" office:value="23.887" calcext:value-type="float">
            <text:p>23.887</text:p>
          </table:table-cell>
          <table:table-cell office:value-type="float" office:value="23.613" calcext:value-type="float">
            <text:p>23.613</text:p>
          </table:table-cell>
        </table:table-row>
        <table:table-row table:style-name="ro1">
          <table:table-cell/>
          <table:table-cell table:formula="of:=26*60+31" office:value-type="float" office:value="1591" calcext:value-type="float">
            <text:p>1591</text:p>
          </table:table-cell>
          <table:table-cell table:formula="of:=21*60 + 15" office:value-type="float" office:value="1275" calcext:value-type="float">
            <text:p>1275</text:p>
          </table:table-cell>
          <table:table-cell table:formula="of:=22*60 + 40" office:value-type="float" office:value="1360" calcext:value-type="float">
            <text:p>1360</text:p>
          </table:table-cell>
          <table:table-cell table:formula="of:=10*60 + 22" office:value-type="float" office:value="622" calcext:value-type="float">
            <text:p>622</text:p>
          </table:table-cell>
          <table:table-cell table:formula="of:=7*60 + 47" office:value-type="float" office:value="467" calcext:value-type="float">
            <text:p>467</text:p>
          </table:table-cell>
          <table:table-cell table:formula="of:=8*60+2" office:value-type="float" office:value="482" calcext:value-type="float">
            <text:p>482</text:p>
          </table:table-cell>
          <table:table-cell office:value-type="float" office:value="8.089" calcext:value-type="float">
            <text:p>8.089</text:p>
          </table:table-cell>
          <table:table-cell office:value-type="float" office:value="6.842" calcext:value-type="float">
            <text:p>6.842</text:p>
          </table:table-cell>
          <table:table-cell office:value-type="float" office:value="8.016" calcext:value-type="float">
            <text:p>8.016</text:p>
          </table:table-cell>
          <table:table-cell table:formula="of:=7*60+1" office:value-type="float" office:value="421" calcext:value-type="float">
            <text:p>421</text:p>
          </table:table-cell>
          <table:table-cell table:formula="of:=7*60+1" office:value-type="float" office:value="421" calcext:value-type="float">
            <text:p>421</text:p>
          </table:table-cell>
          <table:table-cell table:formula="of:=7*60+3" office:value-type="float" office:value="423" calcext:value-type="float">
            <text:p>423</text:p>
          </table:table-cell>
          <table:table-cell office:value-type="float" office:value="23.951" calcext:value-type="float">
            <text:p>23.951</text:p>
          </table:table-cell>
          <table:table-cell office:value-type="float" office:value="23.487" calcext:value-type="float">
            <text:p>23.487</text:p>
          </table:table-cell>
          <table:table-cell office:value-type="float" office:value="23.827" calcext:value-type="float">
            <text:p>23.827</text:p>
          </table:table-cell>
        </table:table-row>
        <table:table-row table:style-name="ro1">
          <table:table-cell/>
          <table:table-cell table:formula="of:=26*60 + 21" office:value-type="float" office:value="1581" calcext:value-type="float">
            <text:p>1581</text:p>
          </table:table-cell>
          <table:table-cell table:formula="of:=21*60 + 22" office:value-type="float" office:value="1282" calcext:value-type="float">
            <text:p>1282</text:p>
          </table:table-cell>
          <table:table-cell table:formula="of:=22*60 + 37" office:value-type="float" office:value="1357" calcext:value-type="float">
            <text:p>1357</text:p>
          </table:table-cell>
          <table:table-cell table:formula="of:=10*60 + 23" office:value-type="float" office:value="623" calcext:value-type="float">
            <text:p>623</text:p>
          </table:table-cell>
          <table:table-cell table:formula="of:=7*60 + 45" office:value-type="float" office:value="465" calcext:value-type="float">
            <text:p>465</text:p>
          </table:table-cell>
          <table:table-cell table:formula="of:=8*60+2" office:value-type="float" office:value="482" calcext:value-type="float">
            <text:p>482</text:p>
          </table:table-cell>
          <table:table-cell office:value-type="float" office:value="7.998" calcext:value-type="float">
            <text:p>7.998</text:p>
          </table:table-cell>
          <table:table-cell office:value-type="float" office:value="6.996" calcext:value-type="float">
            <text:p>6.996</text:p>
          </table:table-cell>
          <table:table-cell office:value-type="float" office:value="8.125" calcext:value-type="float">
            <text:p>8.125</text:p>
          </table:table-cell>
          <table:table-cell table:formula="of:=7*60+3" office:value-type="float" office:value="423" calcext:value-type="float">
            <text:p>423</text:p>
          </table:table-cell>
          <table:table-cell table:formula="of:=7*60+1" office:value-type="float" office:value="421" calcext:value-type="float">
            <text:p>421</text:p>
          </table:table-cell>
          <table:table-cell table:formula="of:=7*60+2" office:value-type="float" office:value="422" calcext:value-type="float">
            <text:p>422</text:p>
          </table:table-cell>
          <table:table-cell office:value-type="float" office:value="23.971" calcext:value-type="float">
            <text:p>23.971</text:p>
          </table:table-cell>
          <table:table-cell office:value-type="float" office:value="24.144" calcext:value-type="float">
            <text:p>24.144</text:p>
          </table:table-cell>
          <table:table-cell office:value-type="float" office:value="23.745" calcext:value-type="float">
            <text:p>23.7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ample mean</text:p>
          </table:table-cell>
          <table:table-cell table:formula="of:=AVERAGE([.B3:.B7])" office:value-type="float" office:value="1590.8" calcext:value-type="float">
            <text:p>1590.8</text:p>
          </table:table-cell>
          <table:table-cell table:formula="of:=AVERAGE([.C3:.C7])" office:value-type="float" office:value="1277.2" calcext:value-type="float">
            <text:p>1277.2</text:p>
          </table:table-cell>
          <table:table-cell table:formula="of:=AVERAGE([.D3:.D7])" office:value-type="float" office:value="1356.8" calcext:value-type="float">
            <text:p>1356.8</text:p>
          </table:table-cell>
          <table:table-cell table:formula="of:=AVERAGE([.E3:.E7])" office:value-type="float" office:value="622.8" calcext:value-type="float">
            <text:p>622.8</text:p>
          </table:table-cell>
          <table:table-cell table:formula="of:=AVERAGE([.F3:.F7])" office:value-type="float" office:value="466" calcext:value-type="float">
            <text:p>466</text:p>
          </table:table-cell>
          <table:table-cell table:formula="of:=AVERAGE([.G3:.G7])" office:value-type="float" office:value="482.4" calcext:value-type="float">
            <text:p>482.4</text:p>
          </table:table-cell>
          <table:table-cell table:formula="of:=AVERAGE([.H3:.H7])" office:value-type="float" office:value="8.2234" calcext:value-type="float">
            <text:p>8.2234</text:p>
          </table:table-cell>
          <table:table-cell table:formula="of:=AVERAGE([.I3:.I7])" office:value-type="float" office:value="7.2052" calcext:value-type="float">
            <text:p>7.2052</text:p>
          </table:table-cell>
          <table:table-cell table:formula="of:=AVERAGE([.J3:.J7])" office:value-type="float" office:value="8.4368" calcext:value-type="float">
            <text:p>8.4368</text:p>
          </table:table-cell>
          <table:table-cell table:formula="of:=AVERAGE([.K3:.K7])" office:value-type="float" office:value="422" calcext:value-type="float">
            <text:p>422</text:p>
          </table:table-cell>
          <table:table-cell table:formula="of:=AVERAGE([.L3:.L7])" office:value-type="float" office:value="421.4" calcext:value-type="float">
            <text:p>421.4</text:p>
          </table:table-cell>
          <table:table-cell table:formula="of:=AVERAGE([.M3:.M7])" office:value-type="float" office:value="421.8" calcext:value-type="float">
            <text:p>421.8</text:p>
          </table:table-cell>
          <table:table-cell table:formula="of:=AVERAGE([.N3:.N7])" office:value-type="float" office:value="23.9318" calcext:value-type="float">
            <text:p>23.9318</text:p>
          </table:table-cell>
          <table:table-cell table:formula="of:=AVERAGE([.O3:.O7])" office:value-type="float" office:value="23.792" calcext:value-type="float">
            <text:p>23.792</text:p>
          </table:table-cell>
          <table:table-cell table:formula="of:=AVERAGE([.P3:.P7])" office:value-type="float" office:value="23.761" calcext:value-type="float">
            <text:p>23.76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peedup (1 + x)</text:p>
          </table:table-cell>
          <table:table-cell/>
          <table:table-cell table:formula="of:=[.$B$9]/[.C3] - 1" office:value-type="float" office:value="0.248665620094191" calcext:value-type="float">
            <text:p>0.248665620094191</text:p>
          </table:table-cell>
          <table:table-cell table:formula="of:=[.$B$9]/[.D3] - 1" office:value-type="float" office:value="0.170566593083149" calcext:value-type="float">
            <text:p>0.170566593083149</text:p>
          </table:table-cell>
          <table:table-cell/>
          <table:table-cell table:formula="of:=[.$E$9]/[.F3] - 1" office:value-type="float" office:value="0.336480686695279" calcext:value-type="float">
            <text:p>0.336480686695279</text:p>
          </table:table-cell>
          <table:table-cell table:formula="of:=[.$E$9]/[.G3] - 1" office:value-type="float" office:value="0.294802494802495" calcext:value-type="float">
            <text:p>0.294802494802495</text:p>
          </table:table-cell>
          <table:table-cell/>
          <table:table-cell table:formula="of:=[.$H$9]/[.I3] - 1" office:value-type="float" office:value="0.113225937457696" calcext:value-type="float">
            <text:p>0.113225937457696</text:p>
          </table:table-cell>
          <table:table-cell table:formula="of:=[.$H$9]/[.J3] - 1" office:value-type="float" office:value="0.0153599209778985" calcext:value-type="float">
            <text:p>0.015359920977899</text:p>
          </table:table-cell>
          <table:table-cell/>
          <table:table-cell table:formula="of:=[.$K$9]/[.L3] - 1" office:value-type="float" office:value="0.00237529691211402" calcext:value-type="float">
            <text:p>0.002375296912114</text:p>
          </table:table-cell>
          <table:table-cell table:formula="of:=[.$K$9]/[.M3] - 1" office:value-type="float" office:value="0" calcext:value-type="float">
            <text:p>0</text:p>
          </table:table-cell>
          <table:table-cell/>
          <table:table-cell table:formula="of:=[.$N$9]/[.O3] - 1" office:value-type="float" office:value="0.0203282882114688" calcext:value-type="float">
            <text:p>0.020328288211469</text:p>
          </table:table-cell>
          <table:table-cell table:formula="of:=[.$N$9]/[.P3] - 1" office:value-type="float" office:value="0.00237905759162293" calcext:value-type="float">
            <text:p>0.002379057591623</text:p>
          </table:table-cell>
        </table:table-row>
        <table:table-row table:style-name="ro1">
          <table:table-cell table:number-columns-repeated="2"/>
          <table:table-cell table:formula="of:=[.$B$9]/[.C4] - 1" office:value-type="float" office:value="0.243784206411259" calcext:value-type="float">
            <text:p>0.243784206411259</text:p>
          </table:table-cell>
          <table:table-cell table:formula="of:=[.$B$9]/[.D4] - 1" office:value-type="float" office:value="0.176627218934911" calcext:value-type="float">
            <text:p>0.176627218934911</text:p>
          </table:table-cell>
          <table:table-cell/>
          <table:table-cell table:formula="of:=[.$E$9]/[.F4] - 1" office:value-type="float" office:value="0.339354838709677" calcext:value-type="float">
            <text:p>0.339354838709677</text:p>
          </table:table-cell>
          <table:table-cell table:formula="of:=[.$E$9]/[.G4] - 1" office:value-type="float" office:value="0.28944099378882" calcext:value-type="float">
            <text:p>0.28944099378882</text:p>
          </table:table-cell>
          <table:table-cell/>
          <table:table-cell table:formula="of:=[.$H$9]/[.I4] - 1" office:value-type="float" office:value="0.110970008105917" calcext:value-type="float">
            <text:p>0.110970008105917</text:p>
          </table:table-cell>
          <table:table-cell table:formula="of:=[.$H$9]/[.J4] - 1" office:value-type="float" office:value="-0.0789202508960575" calcext:value-type="float">
            <text:p>-0.078920250896058</text:p>
          </table:table-cell>
          <table:table-cell/>
          <table:table-cell table:formula="of:=[.$K$9]/[.L4] - 1" office:value-type="float" office:value="0.00237529691211402" calcext:value-type="float">
            <text:p>0.002375296912114</text:p>
          </table:table-cell>
          <table:table-cell table:formula="of:=[.$K$9]/[.M4] - 1" office:value-type="float" office:value="0.00476190476190475" calcext:value-type="float">
            <text:p>0.004761904761905</text:p>
          </table:table-cell>
          <table:table-cell/>
          <table:table-cell table:formula="of:=[.$N$9]/[.O4] - 1" office:value-type="float" office:value="-0.00230124650852537" calcext:value-type="float">
            <text:p>-0.002301246508525</text:p>
          </table:table-cell>
          <table:table-cell table:formula="of:=[.$N$9]/[.P4] - 1" office:value-type="float" office:value="0.00786691935144224" calcext:value-type="float">
            <text:p>0.007866919351442</text:p>
          </table:table-cell>
        </table:table-row>
        <table:table-row table:style-name="ro1">
          <table:table-cell table:number-columns-repeated="2"/>
          <table:table-cell table:formula="of:=[.$B$9]/[.C5] - 1" office:value-type="float" office:value="0.246708463949843" calcext:value-type="float">
            <text:p>0.246708463949843</text:p>
          </table:table-cell>
          <table:table-cell table:formula="of:=[.$B$9]/[.D5] - 1" office:value-type="float" office:value="0.173156342182891" calcext:value-type="float">
            <text:p>0.173156342182891</text:p>
          </table:table-cell>
          <table:table-cell/>
          <table:table-cell table:formula="of:=[.$E$9]/[.F5] - 1" office:value-type="float" office:value="0.333618843683083" calcext:value-type="float">
            <text:p>0.333618843683083</text:p>
          </table:table-cell>
          <table:table-cell table:formula="of:=[.$E$9]/[.G5] - 1" office:value-type="float" office:value="0.286776859504132" calcext:value-type="float">
            <text:p>0.286776859504132</text:p>
          </table:table-cell>
          <table:table-cell/>
          <table:table-cell table:formula="of:=[.$H$9]/[.I5] - 1" office:value-type="float" office:value="0.111420462224625" calcext:value-type="float">
            <text:p>0.111420462224625</text:p>
          </table:table-cell>
          <table:table-cell table:formula="of:=[.$H$9]/[.J5] - 1" office:value-type="float" office:value="-0.0879103815439219" calcext:value-type="float">
            <text:p>-0.087910381543922</text:p>
          </table:table-cell>
          <table:table-cell/>
          <table:table-cell table:formula="of:=[.$K$9]/[.L5] - 1" office:value-type="float" office:value="-0.00236406619385343" calcext:value-type="float">
            <text:p>-0.002364066193853</text:p>
          </table:table-cell>
          <table:table-cell table:formula="of:=[.$K$9]/[.M5] - 1" office:value-type="float" office:value="0" calcext:value-type="float">
            <text:p>0</text:p>
          </table:table-cell>
          <table:table-cell/>
          <table:table-cell table:formula="of:=[.$N$9]/[.O5] - 1" office:value-type="float" office:value="0.00187549713233137" calcext:value-type="float">
            <text:p>0.001875497132331</text:p>
          </table:table-cell>
          <table:table-cell table:formula="of:=[.$N$9]/[.P5] - 1" office:value-type="float" office:value="0.0135010375640536" calcext:value-type="float">
            <text:p>0.013501037564054</text:p>
          </table:table-cell>
        </table:table-row>
        <table:table-row table:style-name="ro1">
          <table:table-cell table:number-columns-repeated="2"/>
          <table:table-cell table:formula="of:=[.$B$9]/[.C6] - 1" office:value-type="float" office:value="0.247686274509804" calcext:value-type="float">
            <text:p>0.247686274509804</text:p>
          </table:table-cell>
          <table:table-cell table:formula="of:=[.$B$9]/[.D6] - 1" office:value-type="float" office:value="0.169705882352941" calcext:value-type="float">
            <text:p>0.169705882352941</text:p>
          </table:table-cell>
          <table:table-cell/>
          <table:table-cell table:formula="of:=[.$E$9]/[.F6] - 1" office:value-type="float" office:value="0.333618843683083" calcext:value-type="float">
            <text:p>0.333618843683083</text:p>
          </table:table-cell>
          <table:table-cell table:formula="of:=[.$E$9]/[.G6] - 1" office:value-type="float" office:value="0.292116182572614" calcext:value-type="float">
            <text:p>0.292116182572614</text:p>
          </table:table-cell>
          <table:table-cell/>
          <table:table-cell table:formula="of:=[.$H$9]/[.I6] - 1" office:value-type="float" office:value="0.201900029231219" calcext:value-type="float">
            <text:p>0.201900029231219</text:p>
          </table:table-cell>
          <table:table-cell table:formula="of:=[.$H$9]/[.J6] - 1" office:value-type="float" office:value="0.0258732534930139" calcext:value-type="float">
            <text:p>0.025873253493014</text:p>
          </table:table-cell>
          <table:table-cell/>
          <table:table-cell table:formula="of:=[.$K$9]/[.L6] - 1" office:value-type="float" office:value="0.00237529691211402" calcext:value-type="float">
            <text:p>0.002375296912114</text:p>
          </table:table-cell>
          <table:table-cell table:formula="of:=[.$K$9]/[.M6] - 1" office:value-type="float" office:value="-0.00236406619385343" calcext:value-type="float">
            <text:p>-0.002364066193853</text:p>
          </table:table-cell>
          <table:table-cell/>
          <table:table-cell table:formula="of:=[.$N$9]/[.O6] - 1" office:value-type="float" office:value="0.0189381359901222" calcext:value-type="float">
            <text:p>0.018938135990122</text:p>
          </table:table-cell>
          <table:table-cell table:formula="of:=[.$N$9]/[.P6] - 1" office:value-type="float" office:value="0.00439837159524892" calcext:value-type="float">
            <text:p>0.004398371595249</text:p>
          </table:table-cell>
        </table:table-row>
        <table:table-row table:style-name="ro1">
          <table:table-cell table:number-columns-repeated="2"/>
          <table:table-cell table:formula="of:=[.$B$9]/[.C7] - 1" office:value-type="float" office:value="0.240873634945398" calcext:value-type="float">
            <text:p>0.240873634945398</text:p>
          </table:table-cell>
          <table:table-cell table:formula="of:=[.$B$9]/[.D7] - 1" office:value-type="float" office:value="0.172291820191599" calcext:value-type="float">
            <text:p>0.172291820191599</text:p>
          </table:table-cell>
          <table:table-cell/>
          <table:table-cell table:formula="of:=[.$E$9]/[.F7] - 1" office:value-type="float" office:value="0.339354838709677" calcext:value-type="float">
            <text:p>0.339354838709677</text:p>
          </table:table-cell>
          <table:table-cell table:formula="of:=[.$E$9]/[.G7] - 1" office:value-type="float" office:value="0.292116182572614" calcext:value-type="float">
            <text:p>0.292116182572614</text:p>
          </table:table-cell>
          <table:table-cell/>
          <table:table-cell table:formula="of:=[.$H$9]/[.I7] - 1" office:value-type="float" office:value="0.175443110348771" calcext:value-type="float">
            <text:p>0.175443110348771</text:p>
          </table:table-cell>
          <table:table-cell table:formula="of:=[.$H$9]/[.J7] - 1" office:value-type="float" office:value="0.0121107692307691" calcext:value-type="float">
            <text:p>0.012110769230769</text:p>
          </table:table-cell>
          <table:table-cell/>
          <table:table-cell table:formula="of:=[.$K$9]/[.L7] - 1" office:value-type="float" office:value="0.00237529691211402" calcext:value-type="float">
            <text:p>0.002375296912114</text:p>
          </table:table-cell>
          <table:table-cell table:formula="of:=[.$K$9]/[.M7] - 1" office:value-type="float" office:value="0" calcext:value-type="float">
            <text:p>0</text:p>
          </table:table-cell>
          <table:table-cell/>
          <table:table-cell table:formula="of:=[.$N$9]/[.O7] - 1" office:value-type="float" office:value="-0.00878893306825712" calcext:value-type="float">
            <text:p>-0.008788933068257</text:p>
          </table:table-cell>
          <table:table-cell table:formula="of:=[.$N$9]/[.P7] - 1" office:value-type="float" office:value="0.00786691935144224" calcext:value-type="float">
            <text:p>0.00786691935144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an</text:p>
          </table:table-cell>
          <table:table-cell/>
          <table:table-cell table:formula="of:=AVERAGE([.C11:.C15])" office:value-type="float" office:value="0.245543639982099" calcext:value-type="float">
            <text:p>0.245543639982099</text:p>
          </table:table-cell>
          <table:table-cell table:formula="of:=AVERAGE([.D11:.D15])" office:value-type="float" office:value="0.172469571349098" calcext:value-type="float">
            <text:p>0.172469571349098</text:p>
          </table:table-cell>
          <table:table-cell/>
          <table:table-cell table:formula="of:=AVERAGE([.F11:.F15])" office:value-type="float" office:value="0.33648561029616" calcext:value-type="float">
            <text:p>0.33648561029616</text:p>
          </table:table-cell>
          <table:table-cell table:formula="of:=AVERAGE([.G11:.G15])" office:value-type="float" office:value="0.291050542648135" calcext:value-type="float">
            <text:p>0.291050542648135</text:p>
          </table:table-cell>
          <table:table-cell/>
          <table:table-cell table:formula="of:=AVERAGE([.I11:.I15])" office:value-type="float" office:value="0.142591909473646" calcext:value-type="float">
            <text:p>0.142591909473646</text:p>
          </table:table-cell>
          <table:table-cell table:formula="of:=AVERAGE([.J11:.J15])" office:value-type="float" office:value="-0.0226973377476596" calcext:value-type="float">
            <text:p>-0.02269733774766</text:p>
          </table:table-cell>
          <table:table-cell/>
          <table:table-cell table:formula="of:=AVERAGE([.L11:.L15])" office:value-type="float" office:value="0.00142742429092053" calcext:value-type="float">
            <text:p>0.001427424290921</text:p>
          </table:table-cell>
          <table:table-cell table:formula="of:=AVERAGE([.M11:.M15])" office:value-type="float" office:value="0.000479567713610263" calcext:value-type="float">
            <text:p>0.00047956771361</text:p>
          </table:table-cell>
          <table:table-cell/>
          <table:table-cell table:formula="of:=AVERAGE([.O11:.O15])" office:value-type="float" office:value="0.00601034835142797" calcext:value-type="float">
            <text:p>0.006010348351428</text:p>
          </table:table-cell>
          <table:table-cell table:formula="of:=AVERAGE([.P11:.P15])" office:value-type="float" office:value="0.00720246109076199" calcext:value-type="float">
            <text:p>0.007202461090762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/>
          <table:table-cell table:formula="of:=COM.MICROSOFT.STDEV.S([.C11:.C15])" office:value-type="float" office:value="0.00318586765844331" calcext:value-type="float">
            <text:p>0.003185867658443</text:p>
          </table:table-cell>
          <table:table-cell table:formula="of:=COM.MICROSOFT.STDEV.S([.D11:.D15])" office:value-type="float" office:value="0.00269483701956679" calcext:value-type="float">
            <text:p>0.002694837019567</text:p>
          </table:table-cell>
          <table:table-cell/>
          <table:table-cell table:formula="of:=COM.MICROSOFT.STDEV.S([.F11:.F15])" office:value-type="float" office:value="0.00286799883400511" calcext:value-type="float">
            <text:p>0.002867998834005</text:p>
          </table:table-cell>
          <table:table-cell table:formula="of:=COM.MICROSOFT.STDEV.S([.G11:.G15])" office:value-type="float" office:value="0.00304972691448546" calcext:value-type="float">
            <text:p>0.003049726914485</text:p>
          </table:table-cell>
          <table:table-cell/>
          <table:table-cell table:formula="of:=COM.MICROSOFT.STDEV.S([.I11:.I15])" office:value-type="float" office:value="0.04310051783409" calcext:value-type="float">
            <text:p>0.04310051783409</text:p>
          </table:table-cell>
          <table:table-cell table:formula="of:=COM.MICROSOFT.STDEV.S([.J11:.J15])" office:value-type="float" office:value="0.0557512749420583" calcext:value-type="float">
            <text:p>0.055751274942058</text:p>
          </table:table-cell>
          <table:table-cell/>
          <table:table-cell table:formula="of:=COM.MICROSOFT.STDEV.S([.L11:.L15])" office:value-type="float" office:value="0.00211950761499955" calcext:value-type="float">
            <text:p>0.002119507615</text:p>
          </table:table-cell>
          <table:table-cell table:formula="of:=COM.MICROSOFT.STDEV.S([.M11:.M15])" office:value-type="float" office:value="0.0026035850269717" calcext:value-type="float">
            <text:p>0.002603585026972</text:p>
          </table:table-cell>
          <table:table-cell/>
          <table:table-cell table:formula="of:=COM.MICROSOFT.STDEV.S([.O11:.O15])" office:value-type="float" office:value="0.0130127766956751" calcext:value-type="float">
            <text:p>0.013012776695675</text:p>
          </table:table-cell>
          <table:table-cell table:formula="of:=COM.MICROSOFT.STDEV.S([.P11:.P15])" office:value-type="float" office:value="0.00423329701192313" calcext:value-type="float">
            <text:p>0.004233297011923</text:p>
          </table:table-cell>
        </table:table-row>
        <table:table-row table:style-name="ro1">
          <table:table-cell office:value-type="string" calcext:value-type="string">
            <text:p>yerror</text:p>
          </table:table-cell>
          <table:table-cell/>
          <table:table-cell table:formula="of:=1.96*[.C18]/SQRT(5)" office:value-type="float" office:value="0.00279253612742615" calcext:value-type="float">
            <text:p>0.002792536127426</text:p>
          </table:table-cell>
          <table:table-cell table:formula="of:=1.96*[.D18]/SQRT(5)" office:value-type="float" office:value="0.00236212879550144" calcext:value-type="float">
            <text:p>0.002362128795501</text:p>
          </table:table-cell>
          <table:table-cell/>
          <table:table-cell table:formula="of:=1.96*[.F18]/SQRT(5)" office:value-type="float" office:value="0.00251391181807242" calcext:value-type="float">
            <text:p>0.002513911818072</text:p>
          </table:table-cell>
          <table:table-cell table:formula="of:=1.96*[.G18]/SQRT(5)" office:value-type="float" office:value="0.00267320350389127" calcext:value-type="float">
            <text:p>0.002673203503891</text:p>
          </table:table-cell>
          <table:table-cell/>
          <table:table-cell table:formula="of:=1.96*[.I18]/SQRT(5)" office:value-type="float" office:value="0.0377792695950471" calcext:value-type="float">
            <text:p>0.037779269595047</text:p>
          </table:table-cell>
          <table:table-cell table:formula="of:=1.96*[.J18]/SQRT(5)" office:value-type="float" office:value="0.0488681471162674" calcext:value-type="float">
            <text:p>0.048868147116268</text:p>
          </table:table-cell>
          <table:table-cell/>
          <table:table-cell table:formula="of:=1.96*[.L18]/SQRT(5)" office:value-type="float" office:value="0.00185783033753924" calcext:value-type="float">
            <text:p>0.001857830337539</text:p>
          </table:table-cell>
          <table:table-cell table:formula="of:=1.96*[.M18]/SQRT(5)" office:value-type="float" office:value="0.00228214289735966" calcext:value-type="float">
            <text:p>0.00228214289736</text:p>
          </table:table-cell>
          <table:table-cell/>
          <table:table-cell table:formula="of:=1.96*[.O18]/SQRT(5)" office:value-type="float" office:value="0.0114062016808815" calcext:value-type="float">
            <text:p>0.011406201680882</text:p>
          </table:table-cell>
          <table:table-cell table:formula="of:=1.96*[.P18]/SQRT(5)" office:value-type="float" office:value="0.00371064843594188" calcext:value-type="float">
            <text:p>0.00371064843594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lto-min-partition=10³</text:p>
          </table:table-cell>
          <table:table-cell table:formula="of:=[.C17]*100" office:value-type="float" office:value="24.5543639982099" calcext:value-type="float">
            <text:p>24.5543639982099</text:p>
          </table:table-cell>
          <table:table-cell table:formula="of:=[.F17]*100" office:value-type="float" office:value="33.648561029616" calcext:value-type="float">
            <text:p>33.648561029616</text:p>
          </table:table-cell>
          <table:table-cell table:formula="of:=[.I17]*100" office:value-type="float" office:value="14.2591909473646" calcext:value-type="float">
            <text:p>14.2591909473646</text:p>
          </table:table-cell>
          <table:table-cell table:formula="of:=[.L17]*100" office:value-type="float" office:value="0.142742429092053" calcext:value-type="float">
            <text:p>0.142742429092053</text:p>
          </table:table-cell>
          <table:table-cell table:formula="of:=[.O17]*100" office:value-type="float" office:value="0.601034835142797" calcext:value-type="float">
            <text:p>0.6010348351427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to-min-partition=10⁵</text:p>
          </table:table-cell>
          <table:table-cell table:formula="of:=[.D17]*100" office:value-type="float" office:value="17.2469571349098" calcext:value-type="float">
            <text:p>17.2469571349098</text:p>
          </table:table-cell>
          <table:table-cell table:formula="of:=[.G17]*100" office:value-type="float" office:value="29.1050542648135" calcext:value-type="float">
            <text:p>29.1050542648135</text:p>
          </table:table-cell>
          <table:table-cell table:formula="of:=[.J17]*100" office:value-type="float" office:value="-2.26973377476596" calcext:value-type="float">
            <text:p>-2.26973377476596</text:p>
          </table:table-cell>
          <table:table-cell table:formula="of:=[.M17]*100" office:value-type="float" office:value="0.0479567713610263" calcext:value-type="float">
            <text:p>0.047956771361026</text:p>
          </table:table-cell>
          <table:table-cell table:formula="of:=[.P17]*100" office:value-type="float" office:value="0.720246109076199" calcext:value-type="float">
            <text:p>0.72024610907619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0³ error</text:p>
          </table:table-cell>
          <table:table-cell table:formula="of:=[.C19]*100" office:value-type="float" office:value="0.279253612742615" calcext:value-type="float">
            <text:p>0.279253612742615</text:p>
          </table:table-cell>
          <table:table-cell table:formula="of:=[.F19]*100" office:value-type="float" office:value="0.251391181807242" calcext:value-type="float">
            <text:p>0.251391181807242</text:p>
          </table:table-cell>
          <table:table-cell table:formula="of:=[.I19]*100" office:value-type="float" office:value="3.77792695950471" calcext:value-type="float">
            <text:p>3.77792695950471</text:p>
          </table:table-cell>
          <table:table-cell table:formula="of:=[.L19]*100" office:value-type="float" office:value="0.185783033753924" calcext:value-type="float">
            <text:p>0.185783033753924</text:p>
          </table:table-cell>
          <table:table-cell table:formula="of:=[.O19]*100" office:value-type="float" office:value="1.14062016808815" calcext:value-type="float">
            <text:p>1.140620168088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⁵ error</text:p>
          </table:table-cell>
          <table:table-cell table:formula="of:=[.D19]*100" office:value-type="float" office:value="0.236212879550144" calcext:value-type="float">
            <text:p>0.236212879550144</text:p>
          </table:table-cell>
          <table:table-cell table:formula="of:=[.G19]*100" office:value-type="float" office:value="0.267320350389127" calcext:value-type="float">
            <text:p>0.267320350389127</text:p>
          </table:table-cell>
          <table:table-cell table:formula="of:=[.J19]*100" office:value-type="float" office:value="4.88681471162674" calcext:value-type="float">
            <text:p>4.88681471162674</text:p>
          </table:table-cell>
          <table:table-cell table:formula="of:=[.M19]*100" office:value-type="float" office:value="0.228214289735966" calcext:value-type="float">
            <text:p>0.228214289735966</text:p>
          </table:table-cell>
          <table:table-cell table:formula="of:=[.P19]*100" office:value-type="float" office:value="0.371064843594188" calcext:value-type="float">
            <text:p>0.3710648435941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GCC (bootstrap)</text:p>
          </table:table-cell>
          <table:table-cell office:value-type="string" calcext:value-type="string">
            <text:p>GCC (no bootstrap)</text:p>
          </table:table-cell>
          <table:table-cell office:value-type="string" calcext:value-type="string">
            <text:p>Git 2.30.0</text:p>
          </table:table-cell>
          <table:table-cell office:value-type="string" calcext:value-type="string">
            <text:p>Linux 5.19.6</text:p>
          </table:table-cell>
          <table:table-cell office:value-type="string" calcext:value-type="string">
            <text:p>JSON C++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5T15:44:54.642694040</meta:creation-date>
    <dc:date>2021-01-25T17:49:02.233661529</dc:date>
    <meta:editing-duration>PT24M24S</meta:editing-duration>
    <meta:editing-cycles>5</meta:editing-cycles>
    <meta:generator>LibreOffice/7.0.4.2$Linux_X86_64 LibreOffice_project/00$Build-2</meta:generator>
    <meta:document-statistic meta:table-count="1" meta:cell-count="22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Math'" style:font-style-name="Regular"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family="'Latin Modern Math'" style:font-style-name="Regular"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 chart:error-category="cell-range" chart:error-upper-range="Sheet1.B25:Sheet1.F25" chart:error-lower-range="Sheet1.B25:Sheet1.F25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Math'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Math'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Latin Modern Math'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B25:Sheet1.F25" chart:error-lower-range="Sheet1.B25:Sheet1.F25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B25:Sheet1.F25" chart:error-lower-range="Sheet1.B25:Sheet1.F25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B25:Sheet1.F25" chart:error-lower-range="Sheet1.B25:Sheet1.F25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4.173cm" svg:y="0.18cm" chart:style-name="ch2">
          <text:p>AMD Opteron 6376 (32 cores, 64 threads)
$ make -j64; 8 threads in compiler</text:p>
        </chart:subtitle>
        <chart:legend chart:legend-position="end" svg:x="10.691cm" svg:y="1.532cm" style:legend-expansion="custom" svg:width="3.852cm" svg:height="0.99cm" style:legend-expansion-aspect-ratio="3.89090909090909" chart:style-name="ch3"/>
        <chart:plot-area chart:style-name="ch4" table:cell-range-address="Sheet1.B27:Sheet1.F27 Sheet1.A22:Sheet1.F23" chart:data-source-has-labels="both" svg:x="1.573cm" svg:y="1.214cm" svg:width="13.047cm" svg:height="7.587cm">
          <chart:coordinate-region svg:x="2.276cm" svg:y="1.387cm" svg:width="12.344cm" svg:height="5.366cm"/>
          <chart:axis chart:dimension="x" chart:name="primary-x" chart:style-name="ch5" chartooo:axis-type="auto">
            <chartooo:date-scale/>
            <chart:categories table:cell-range-address="Sheet1.B27:Sheet1.F27"/>
          </chart:axis>
          <chart:axis chart:dimension="y" chart:name="primary-y" chart:style-name="ch6">
            <chart:title svg:x="0.745cm" svg:y="5.977cm" chart:style-name="ch7">
              <text:p>Speedup (%)</text:p>
            </chart:title>
            <chart:grid chart:style-name="ch8" chart:class="major"/>
          </chart:axis>
          <chart:series chart:style-name="ch9" chart:values-cell-range-address="Sheet1.B22:Sheet1.F22" chart:label-cell-address="Sheet1.A22:Sheet1.A22" chart:class="chart:bar">
            <chart:error-indicator chart:style-name="ch10" chart:dimension="y"/>
            <chart:data-point chart:repeated="5"/>
          </chart:series>
          <chart:series chart:style-name="ch11" chart:values-cell-range-address="Sheet1.B23:Sheet1.F23" chart:label-cell-address="Sheet1.A23:Sheet1.A23" chart:class="chart:bar">
            <chart:error-indicator chart:style-name="ch10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(bootstrap)</text:p>
                <draw:g>
                  <svg:desc>Sheet1.B27:Sheet1.F27</svg:desc>
                </draw:g>
              </table:table-cell>
              <table:table-cell office:value-type="string">
                <text:p>GCC (no bootstrap)</text:p>
              </table:table-cell>
              <table:table-cell office:value-type="string">
                <text:p>Git 2.30.0</text:p>
              </table:table-cell>
              <table:table-cell office:value-type="string">
                <text:p>Linux 5.19.6</text:p>
              </table:table-cell>
              <table:table-cell office:value-type="string">
                <text:p>JSON C++</text:p>
              </table:table-cell>
            </table:table-row>
          </table:table-header-rows>
          <table:table-rows>
            <table:table-row>
              <table:table-cell office:value-type="string">
                <text:p>lto-min-partition=10³</text:p>
                <draw:g>
                  <svg:desc>Sheet1.A22:Sheet1.A22</svg:desc>
                </draw:g>
              </table:table-cell>
              <table:table-cell office:value-type="float" office:value="24.5543639982099">
                <text:p>24.5543639982099</text:p>
                <draw:g>
                  <svg:desc>Sheet1.B22:Sheet1.F22</svg:desc>
                </draw:g>
              </table:table-cell>
              <table:table-cell office:value-type="float" office:value="33.648561029616">
                <text:p>33.648561029616</text:p>
              </table:table-cell>
              <table:table-cell office:value-type="float" office:value="14.2591909473646">
                <text:p>14.2591909473646</text:p>
              </table:table-cell>
              <table:table-cell office:value-type="float" office:value="0.142742429092053">
                <text:p>0.142742429092053</text:p>
              </table:table-cell>
              <table:table-cell office:value-type="float" office:value="0.601034835142797">
                <text:p>0.601034835142797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279253612742615">
                <text:p>0.279253612742615</text:p>
                <draw:g>
                  <svg:desc>Sheet1.B25:Sheet1.F25</svg:desc>
                </draw:g>
              </table:table-cell>
              <table:table-cell office:value-type="float" office:value="0.251391181807242">
                <text:p>0.251391181807242</text:p>
              </table:table-cell>
              <table:table-cell office:value-type="float" office:value="3.77792695950471">
                <text:p>3.77792695950471</text:p>
              </table:table-cell>
              <table:table-cell office:value-type="float" office:value="0.185783033753924">
                <text:p>0.185783033753924</text:p>
              </table:table-cell>
              <table:table-cell office:value-type="float" office:value="1.14062016808815">
                <text:p>1.14062016808815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279253612742615">
                <text:p>0.279253612742615</text:p>
                <draw:g>
                  <svg:desc>Sheet1.B25:Sheet1.F25</svg:desc>
                </draw:g>
              </table:table-cell>
              <table:table-cell office:value-type="float" office:value="0.251391181807242">
                <text:p>0.251391181807242</text:p>
              </table:table-cell>
              <table:table-cell office:value-type="float" office:value="3.77792695950471">
                <text:p>3.77792695950471</text:p>
              </table:table-cell>
              <table:table-cell office:value-type="float" office:value="0.185783033753924">
                <text:p>0.185783033753924</text:p>
              </table:table-cell>
              <table:table-cell office:value-type="float" office:value="1.14062016808815">
                <text:p>1.14062016808815</text:p>
              </table:table-cell>
            </table:table-row>
            <table:table-row>
              <table:table-cell office:value-type="string">
                <text:p>lto-min-partition=10⁵</text:p>
                <draw:g>
                  <svg:desc>Sheet1.A23:Sheet1.A23</svg:desc>
                </draw:g>
              </table:table-cell>
              <table:table-cell office:value-type="float" office:value="17.2469571349098">
                <text:p>17.2469571349098</text:p>
                <draw:g>
                  <svg:desc>Sheet1.B23:Sheet1.F23</svg:desc>
                </draw:g>
              </table:table-cell>
              <table:table-cell office:value-type="float" office:value="29.1050542648135">
                <text:p>29.1050542648135</text:p>
              </table:table-cell>
              <table:table-cell office:value-type="float" office:value="-2.26973377476596">
                <text:p>-2.26973377476596</text:p>
              </table:table-cell>
              <table:table-cell office:value-type="float" office:value="0.0479567713610263">
                <text:p>0.0479567713610263</text:p>
              </table:table-cell>
              <table:table-cell office:value-type="float" office:value="0.720246109076199">
                <text:p>0.720246109076199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279253612742615">
                <text:p>0.279253612742615</text:p>
                <draw:g>
                  <svg:desc>Sheet1.B25:Sheet1.F25</svg:desc>
                </draw:g>
              </table:table-cell>
              <table:table-cell office:value-type="float" office:value="0.251391181807242">
                <text:p>0.251391181807242</text:p>
              </table:table-cell>
              <table:table-cell office:value-type="float" office:value="3.77792695950471">
                <text:p>3.77792695950471</text:p>
              </table:table-cell>
              <table:table-cell office:value-type="float" office:value="0.185783033753924">
                <text:p>0.185783033753924</text:p>
              </table:table-cell>
              <table:table-cell office:value-type="float" office:value="1.14062016808815">
                <text:p>1.14062016808815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279253612742615">
                <text:p>0.279253612742615</text:p>
                <draw:g>
                  <svg:desc>Sheet1.B25:Sheet1.F25</svg:desc>
                </draw:g>
              </table:table-cell>
              <table:table-cell office:value-type="float" office:value="0.251391181807242">
                <text:p>0.251391181807242</text:p>
              </table:table-cell>
              <table:table-cell office:value-type="float" office:value="3.77792695950471">
                <text:p>3.77792695950471</text:p>
              </table:table-cell>
              <table:table-cell office:value-type="float" office:value="0.185783033753924">
                <text:p>0.185783033753924</text:p>
              </table:table-cell>
              <table:table-cell office:value-type="float" office:value="1.14062016808815">
                <text:p>1.14062016808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